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b886" officeooo:paragraph-rsid="0008b8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every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21:29:48.882042704</meta:creation-date>
    <dc:date>2020-10-13T21:31:03.816583185</dc:date>
    <meta:editing-duration>PT1M1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